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FFE41568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1cm" svg:height="6.746cm" svg:x="8.263cm" svg:y="7.743cm">
          <draw:image xlink:href="Pictures/10000000000000C5000000FFE415680D.png" xlink:type="simple" xlink:show="embed" xlink:actuate="onLoad">
            <text:p/>
          </draw:image>
        </draw:frame>
        <draw:frame draw:style-name="gr2" draw:text-style-name="P2" draw:layer="layout" svg:width="4.621cm" svg:height="3.542cm" svg:x="8.62cm" svg:y="15.61cm">
          <draw:text-box>
            <text:p text:style-name="P2">Half Note</text:p>
            <text:p text:style-name="P2"/>
            <text:p text:style-name="P2">2 Bea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2:04:29.08</meta:creation-date>
    <dc:date>2012-10-30T22:05:11.90</dc:date>
    <meta:editing-duration>PT42S</meta:editing-duration>
    <meta:editing-cycles>2</meta:editing-cycles>
    <meta:generator>OpenOffice.org/3.3$Win32 OpenOffice.org_project/330m20$Build-9567</meta:generator>
    <meta:document-statistic meta:object-count="2"/>
  </office:meta>
</office:document-meta>
</file>